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amnsdagar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name</text:p>
          </table:table-cell>
          <table:table-cell table:style-name="ce1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ve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id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u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el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asp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elk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altsa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ugus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ugust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rlan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n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d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ur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brit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nik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ebor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olf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Knu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x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ci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aur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orentz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jalma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elm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Anto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Tony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u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Henrik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Fabia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Sebastia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t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ncen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kto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Erik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aul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ål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dil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el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Dian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illa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hil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Iv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Joar</text:p>
          </table:table-cell>
          <table:table-cell table:number-columns-repeated="3"/>
        </table:table-row>
      </table:table>
      <table:table table:name="Undantag" table:style-name="ta1" table:print="false">
        <table:table-column table:style-name="co1" table:number-columns-repeated="3" table:default-cell-style-name="ce1"/>
        <table:table-row table:style-name="ro2">
          <table:table-cell office:value-type="string">
            <text:p>Månad</text:p>
          </table:table-cell>
          <table:table-cell office:value-type="string">
            <text:p>Dag</text:p>
          </table:table-cell>
          <table:table-cell office:value-type="string">
            <text:p>Undantag</text:p>
          </table:table-cell>
        </table:table-row>
        <table:table-row table:style-name="ro2"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Nyårsdag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011-12-26</text:date>, <text:time>21:06:2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Lindblom</meta:initial-creator>
    <meta:creation-date>2011-12-22T20:45:23</meta:creation-date>
    <dc:date>2011-12-22T20:51:04</dc:date>
    <dc:creator>Jan Lindblom</dc:creator>
    <meta:editing-duration>PT5M43S</meta:editing-duration>
    <meta:editing-cycles>1</meta:editing-cycles>
    <meta:generator>OpenOffice.org/3.3$Unix OpenOffice.org_project/330m20$Build-9567</meta:generator>
    <meta:document-statistic meta:table-count="2" meta:cell-count="171" meta:object-count="0"/>
  </office:meta>
</office:document-meta>
</file>